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ssyrianDictionary" svg:font-family="AssyrianDictionary" style:font-pitch="variable"/>
    <style:font-face style:name="Courier CE" svg:font-family="'Courier CE'" style:font-pitch="variable"/>
    <style:font-face style:name="Courier New" svg:font-family="'Courier New'"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line-height="150%"/>
      <style:text-properties fo:font-variant="small-caps" style:font-name="AssyrianDictionary"/>
    </style:style>
    <style:style style:name="P2" style:family="paragraph" style:parent-style-name="Standard">
      <style:paragraph-properties fo:line-height="150%"/>
    </style:style>
    <style:style style:name="P3" style:family="paragraph" style:parent-style-name="Standard">
      <style:paragraph-properties fo:line-height="150%">
        <style:tab-stops>
          <style:tab-stop style:position="0.3752in"/>
        </style:tab-stops>
      </style:paragraph-properties>
    </style:style>
    <style:style style:name="P4" style:family="paragraph" style:parent-style-name="Standard">
      <style:paragraph-properties fo:line-height="150%">
        <style:tab-stops>
          <style:tab-stop style:position="6.5in" style:type="right"/>
        </style:tab-stops>
      </style:paragraph-properties>
    </style:style>
    <style:style style:name="P5" style:family="paragraph" style:parent-style-name="Standard">
      <style:paragraph-properties fo:line-height="150%"/>
      <style:text-properties style:font-name="AssyrianDictionary" fo:language="pl" fo:country="PL"/>
    </style:style>
    <style:style style:name="P6" style:family="paragraph" style:parent-style-name="Standard">
      <style:paragraph-properties fo:line-height="150%"/>
      <style:text-properties style:font-name="AssyrianDictionary"/>
    </style:style>
    <style:style style:name="P7" style:family="paragraph" style:parent-style-name="Standard">
      <style:paragraph-properties fo:line-height="150%">
        <style:tab-stops>
          <style:tab-stop style:position="0.3752in"/>
        </style:tab-stops>
      </style:paragraph-properties>
      <style:text-properties style:font-name="AssyrianDictionary"/>
    </style:style>
    <style:style style:name="P8" style:family="paragraph" style:parent-style-name="Standard">
      <style:paragraph-properties fo:line-height="150%"/>
      <style:text-properties style:font-name="Courier New" style:font-name-complex="Courier New"/>
    </style:style>
    <style:style style:name="P9" style:family="paragraph" style:parent-style-name="Standard">
      <style:paragraph-properties fo:line-height="150%"/>
      <style:text-properties style:font-name="Courier New" fo:language="pl" fo:country="PL" style:font-name-complex="Courier New"/>
    </style:style>
    <style:style style:name="P10" style:family="paragraph" style:parent-style-name="Standard" style:master-page-name="Standard">
      <style:paragraph-properties fo:line-height="150%" fo:text-align="center" style:justify-single-word="false" style:page-number="auto"/>
    </style:style>
    <style:style style:name="P11" style:family="paragraph" style:parent-style-name="Heading_20_1">
      <style:paragraph-properties fo:line-height="150%"/>
      <style:text-properties fo:font-variant="small-caps" style:font-name="AssyrianDictionary" fo:language="pl" fo:country="PL"/>
    </style:style>
    <style:style style:name="P12" style:family="paragraph" style:parent-style-name="Plain_20_Text">
      <style:paragraph-properties fo:line-height="150%"/>
    </style:style>
    <style:style style:name="P13" style:family="paragraph" style:parent-style-name="Plain_20_Text">
      <style:paragraph-properties fo:line-height="150%">
        <style:tab-stops>
          <style:tab-stop style:position="0.3752in"/>
        </style:tab-stops>
      </style:paragraph-properties>
    </style:style>
    <style:style style:name="P14" style:family="paragraph" style:parent-style-name="Plain_20_Text">
      <style:paragraph-properties fo:line-height="150%"/>
      <style:text-properties fo:font-size="12pt" fo:language="pl" fo:country="PL" style:font-size-asian="12pt" style:font-name-complex="Courier New"/>
    </style:style>
    <style:style style:name="P15" style:family="paragraph" style:parent-style-name="Plain_20_Text">
      <style:paragraph-properties fo:line-height="150%"/>
      <style:text-properties style:font-name="AssyrianDictionary" fo:font-size="12pt" style:font-size-asian="12pt"/>
    </style:style>
    <style:style style:name="P16" style:family="paragraph" style:parent-style-name="Plain_20_Text">
      <style:paragraph-properties fo:line-height="150%"/>
      <style:text-properties style:font-name="AssyrianDictionary" fo:font-size="12pt" style:font-size-asian="12pt" style:font-size-complex="12pt"/>
    </style:style>
    <style:style style:name="P17" style:family="paragraph" style:parent-style-name="Plain_20_Text">
      <style:paragraph-properties fo:line-height="150%">
        <style:tab-stops>
          <style:tab-stop style:position="0.3752in"/>
        </style:tab-stops>
      </style:paragraph-properties>
      <style:text-properties style:font-name="AssyrianDictionary" fo:font-size="12pt" fo:language="pl" fo:country="PL" style:font-size-asian="12pt" style:font-size-complex="12pt"/>
    </style:style>
    <style:style style:name="P18" style:family="paragraph" style:parent-style-name="Plain_20_Text">
      <style:paragraph-properties fo:line-height="150%"/>
      <style:text-properties style:font-name="AssyrianDictionary" fo:font-size="12pt" fo:language="pl" fo:country="PL" style:font-size-asian="12pt"/>
    </style:style>
    <style:style style:name="P19" style:family="paragraph" style:parent-style-name="Plain_20_Text">
      <style:paragraph-properties fo:line-height="150%"/>
      <style:text-properties style:font-name="AssyrianDictionary" fo:font-size="12pt" fo:font-weight="bold" style:font-size-asian="12pt" style:font-weight-asian="bold"/>
    </style:style>
    <style:style style:name="P20" style:family="paragraph" style:parent-style-name="Plain_20_Text">
      <style:paragraph-properties fo:line-height="150%"/>
      <style:text-properties style:font-name="AssyrianDictionary" fo:font-size="12pt" fo:font-weight="bold" style:font-size-asian="12pt" style:font-weight-asian="bold" style:font-size-complex="12pt"/>
    </style:style>
    <style:style style:name="P21" style:family="paragraph" style:parent-style-name="Plain_20_Text">
      <style:paragraph-properties fo:line-height="150%"/>
      <style:text-properties style:font-name="AssyrianDictionary" fo:font-size="12pt" fo:letter-spacing="0.0138in" style:font-size-asian="12pt" style:font-name-complex="Courier New"/>
    </style:style>
    <style:style style:name="P22" style:family="paragraph" style:parent-style-name="Plain_20_Text">
      <style:paragraph-properties fo:line-height="150%"/>
      <style:text-properties style:font-name="Times New Roman" fo:font-size="12pt" fo:language="pl" fo:country="PL" style:font-size-asian="12pt"/>
    </style:style>
    <style:style style:name="P23" style:family="paragraph" style:parent-style-name="Plain_20_Text">
      <style:paragraph-properties fo:line-height="150%"/>
      <style:text-properties fo:font-variant="small-caps" style:font-name="AssyrianDictionary" fo:font-size="12pt" fo:font-weight="bold" style:font-size-asian="12pt" style:font-weight-asian="bold"/>
    </style:style>
    <style:style style:name="P24" style:family="paragraph" style:parent-style-name="Plain_20_Text">
      <style:paragraph-properties fo:margin-left="0in" fo:margin-right="0in" fo:line-height="150%" fo:text-indent="0.25in" style:auto-text-indent="false"/>
    </style:style>
    <style:style style:name="P25" style:family="paragraph" style:parent-style-name="Header">
      <style:paragraph-properties fo:line-height="150%">
        <style:tab-stops/>
      </style:paragraph-properties>
    </style:style>
    <style:style style:name="P26" style:family="paragraph" style:parent-style-name="Header">
      <style:paragraph-properties fo:line-height="150%">
        <style:tab-stops>
          <style:tab-stop style:position="0.3752in"/>
        </style:tab-stops>
      </style:paragraph-properties>
    </style:style>
    <style:style style:name="P27" style:family="paragraph" style:parent-style-name="Header">
      <style:paragraph-properties fo:line-height="150%">
        <style:tab-stops/>
      </style:paragraph-properties>
      <style:text-properties style:font-name="AssyrianDictionary"/>
    </style:style>
    <style:style style:name="P28" style:family="paragraph" style:parent-style-name="Header">
      <style:paragraph-properties fo:line-height="150%">
        <style:tab-stops>
          <style:tab-stop style:position="0.3752in"/>
        </style:tab-stops>
      </style:paragraph-properties>
      <style:text-properties style:font-name="AssyrianDictionary"/>
    </style:style>
    <style:style style:name="P29" style:family="paragraph" style:parent-style-name="Header">
      <style:paragraph-properties fo:line-height="150%">
        <style:tab-stops/>
      </style:paragraph-properties>
      <style:text-properties style:font-name="AssyrianDictionary" fo:language="pl" fo:country="PL"/>
    </style:style>
    <style:style style:name="P30" style:family="paragraph" style:parent-style-name="Header">
      <style:paragraph-properties fo:line-height="150%">
        <style:tab-stops/>
      </style:paragraph-properties>
      <style:text-properties style:font-name="Courier New" fo:language="pl" fo:country="PL" style:font-name-complex="Courier New"/>
    </style:style>
    <style:style style:name="P31" style:family="paragraph" style:parent-style-name="Header">
      <style:paragraph-properties fo:margin-left="0in" fo:margin-right="0.25in" fo:text-indent="0in" style:auto-text-indent="false"/>
    </style:style>
    <style:style style:name="T1" style:family="text">
      <style:text-properties style:font-name="AssyrianDictionary"/>
    </style:style>
    <style:style style:name="T2" style:family="text">
      <style:text-properties style:font-name="AssyrianDictionary" fo:font-weight="bold" style:font-weight-asian="bold" style:font-weight-complex="bold"/>
    </style:style>
    <style:style style:name="T3" style:family="text">
      <style:text-properties style:font-name="AssyrianDictionary" fo:language="pl" fo:country="PL"/>
    </style:style>
    <style:style style:name="T4" style:family="text">
      <style:text-properties style:font-name="AssyrianDictionary" fo:language="pl" fo:country="PL" fo:font-weight="bold" style:font-weight-asian="bold" style:font-weight-complex="bold"/>
    </style:style>
    <style:style style:name="T5" style:family="text">
      <style:text-properties style:font-name="AssyrianDictionary" fo:language="pl" fo:country="PL" fo:font-style="italic" style:font-style-asian="italic" style:font-style-complex="italic"/>
    </style:style>
    <style:style style:name="T6" style:family="text">
      <style:text-properties style:font-name="AssyrianDictionary" fo:language="pl" fo:country="PL" style:font-name-complex="Courier New"/>
    </style:style>
    <style:style style:name="T7" style:family="text">
      <style:text-properties style:font-name="AssyrianDictionary" fo:font-size="12pt" style:font-size-asian="12pt"/>
    </style:style>
    <style:style style:name="T8" style:family="text">
      <style:text-properties style:font-name="AssyrianDictionary" fo:font-size="12pt" style:font-size-asian="12pt" style:font-size-complex="12pt"/>
    </style:style>
    <style:style style:name="T9" style:family="text">
      <style:text-properties style:font-name="AssyrianDictionary" fo:font-size="12pt" style:font-size-asian="12pt" style:font-weight-complex="bold"/>
    </style:style>
    <style:style style:name="T10" style:family="text">
      <style:text-properties style:font-name="AssyrianDictionary" fo:font-size="12pt" style:font-size-asian="12pt" style:font-name-complex="Courier New" style:font-size-complex="11pt"/>
    </style:style>
    <style:style style:name="T11" style:family="text">
      <style:text-properties style:font-name="AssyrianDictionary" fo:font-size="12pt" style:font-size-asian="12pt" style:font-size-complex="11pt"/>
    </style:style>
    <style:style style:name="T12" style:family="text">
      <style:text-properties style:font-name="AssyrianDictionary" fo:font-size="12pt" fo:language="pl" fo:country="PL" style:font-size-asian="12pt" style:font-size-complex="12pt"/>
    </style:style>
    <style:style style:name="T13" style:family="text">
      <style:text-properties style:font-name="AssyrianDictionary" fo:font-size="12pt" fo:font-style="italic" style:font-size-asian="12pt" style:font-style-asian="italic"/>
    </style:style>
    <style:style style:name="T14" style:family="text">
      <style:text-properties style:font-name="AssyrianDictionary" fo:font-size="12pt" fo:font-style="italic" style:font-size-asian="12pt" style:font-style-asian="italic" style:font-size-complex="12pt"/>
    </style:style>
    <style:style style:name="T15" style:family="text">
      <style:text-properties style:font-name="AssyrianDictionary" fo:font-size="12pt" fo:font-style="italic" style:font-size-asian="12pt" style:font-style-asian="italic" style:font-style-complex="italic"/>
    </style:style>
    <style:style style:name="T16" style:family="text">
      <style:text-properties style:font-name="AssyrianDictionary" fo:font-size="12pt" fo:font-style="italic" style:font-size-asian="12pt" style:font-style-asian="italic" style:font-size-complex="11pt"/>
    </style:style>
    <style:style style:name="T17" style:family="text">
      <style:text-properties style:font-name="AssyrianDictionary" fo:font-size="12pt" fo:font-weight="bold" style:font-size-asian="12pt" style:font-weight-asian="bold"/>
    </style:style>
    <style:style style:name="T18" style:family="text">
      <style:text-properties style:font-name="AssyrianDictionary" fo:font-size="12pt" fo:font-weight="bold" style:font-size-asian="12pt" style:font-weight-asian="bold" style:font-weight-complex="bold"/>
    </style:style>
    <style:style style:name="T19" style:family="text">
      <style:text-properties style:font-name="AssyrianDictionary" fo:font-size="12pt" fo:letter-spacing="0.0138in" style:font-size-asian="12pt" style:font-name-complex="Courier New" style:font-size-complex="11pt"/>
    </style:style>
    <style:style style:name="T20" style:family="text">
      <style:text-properties style:font-name="AssyrianDictionary" fo:font-style="italic" style:font-style-asian="italic"/>
    </style:style>
    <style:style style:name="T21" style:family="text">
      <style:text-properties style:font-name="AssyrianDictionary" fo:font-style="italic" style:font-style-asian="italic" style:font-style-complex="italic"/>
    </style:style>
    <style:style style:name="T22" style:family="text">
      <style:text-properties style:font-name="AssyrianDictionary" style:font-name-complex="Courier New"/>
    </style:style>
    <style:style style:name="T23" style:family="text">
      <style:text-properties style:font-name="AssyrianDictionary" style:font-name-complex="Courier New" style:font-size-complex="11pt"/>
    </style:style>
    <style:style style:name="T24" style:family="text">
      <style:text-properties style:font-name="AssyrianDictionary" fo:letter-spacing="0.0138in" style:font-name-complex="Courier New" style:font-size-complex="11pt"/>
    </style:style>
    <style:style style:name="T25" style:family="text">
      <style:text-properties fo:language="pl" fo:country="PL"/>
    </style:style>
    <style:style style:name="T26" style:family="text">
      <style:text-properties style:text-position="super 58%" style:font-name="AssyrianDictionary"/>
    </style:style>
    <style:style style:name="T27" style:family="text">
      <style:text-properties style:text-position="super 58%" style:font-name="AssyrianDictionary" fo:language="pl" fo:country="PL"/>
    </style:style>
    <style:style style:name="T28" style:family="text">
      <style:text-properties style:text-position="super 58%" style:font-name="AssyrianDictionary" fo:language="pl" fo:country="PL" style:font-size-complex="12pt"/>
    </style:style>
    <style:style style:name="T29" style:family="text">
      <style:text-properties style:text-position="super 58%" style:font-name="AssyrianDictionary" fo:language="pl" fo:country="PL" style:font-name-complex="Courier New"/>
    </style:style>
    <style:style style:name="T30" style:family="text">
      <style:text-properties style:text-position="super 58%" style:font-name="AssyrianDictionary" fo:font-size="12pt" style:font-size-asian="12pt"/>
    </style:style>
    <style:style style:name="T31" style:family="text">
      <style:text-properties style:text-position="super 58%" style:font-name="AssyrianDictionary" fo:font-size="12pt" style:font-size-asian="12pt" style:font-size-complex="12pt"/>
    </style:style>
    <style:style style:name="T32" style:family="text">
      <style:text-properties style:text-position="super 58%" style:font-name="AssyrianDictionary" fo:font-size="12pt" fo:language="pl" fo:country="PL" style:font-size-asian="12pt" style:font-size-complex="12pt"/>
    </style:style>
    <style:style style:name="T33" style:family="text">
      <style:text-properties style:text-position="super 58%" style:font-name="AssyrianDictionary" style:font-name-complex="Courier New"/>
    </style:style>
    <style:style style:name="T34" style:family="text">
      <style:text-properties style:text-position="super 58%" style:font-name="Courier New" fo:language="pl" fo:country="PL" style:font-name-complex="Courier New"/>
    </style:style>
    <style:style style:name="T35" style:family="text">
      <style:text-properties style:text-position="super 58%" fo:language="pl" fo:country="PL"/>
    </style:style>
    <style:style style:name="T36" style:family="text">
      <style:text-properties style:text-position="super 58%" style:font-name="AO Times New Roman" fo:language="pl" fo:country="PL" style:font-name-complex="Courier New"/>
    </style:style>
    <style:style style:name="T37" style:family="text">
      <style:text-properties style:text-position="sub 58%" style:font-name="AssyrianDictionary" fo:language="pl" fo:country="PL"/>
    </style:style>
    <style:style style:name="T38" style:family="text">
      <style:text-properties style:text-position="sub 58%" style:font-name="AssyrianDictionary" fo:font-size="12pt" fo:language="pl" fo:country="PL" style:font-size-asian="12pt" style:font-size-complex="12pt"/>
    </style:style>
    <style:style style:name="T39" style:family="text">
      <style:text-properties style:text-position="sub 58%" style:font-name="AssyrianDictionary" fo:font-size="12pt" fo:letter-spacing="0.0138in" style:font-size-asian="12pt" style:font-name-complex="Courier New" style:font-size-complex="11pt"/>
    </style:style>
    <style:style style:name="T40" style:family="text">
      <style:text-properties style:text-position="sub 58%" style:font-name="Courier New" fo:language="pl" fo:country="PL" style:font-name-complex="Courier New"/>
    </style:style>
    <style:style style:name="T41" style:family="text">
      <style:text-properties fo:font-size="12pt" fo:language="pl" fo:country="PL" style:font-size-asian="12pt" style:font-name-complex="Courier New"/>
    </style:style>
    <style:style style:name="T42" style:family="text">
      <style:text-properties style:font-name="Times New Roman" fo:font-size="12pt" style:font-size-asian="12pt"/>
    </style:style>
    <style:style style:name="T43" style:family="text">
      <style:text-properties style:font-name="Times New Roman" fo:font-size="12pt" fo:language="pl" fo:country="PL" style:font-size-asian="12pt"/>
    </style:style>
    <style:style style:name="T44" style:family="text">
      <style:text-properties fo:font-style="italic" style:font-style-asian="italic" style:font-style-complex="italic"/>
    </style:style>
    <style:style style:name="T45" style:family="text">
      <style:text-properties fo:font-variant="small-caps" style:font-name="AssyrianDictionary" fo:font-size="12pt" fo:language="pl" fo:country="PL" fo:font-weight="bold" style:font-size-asian="12pt" style:font-weight-asian="bold" style:font-weight-complex="bold"/>
    </style:style>
    <style:style style:name="T46" style:family="text">
      <style:text-properties style:font-name="Courier New" style:font-name-complex="Courier New"/>
    </style:style>
    <style:style style:name="T47" style:family="text">
      <style:text-properties style:font-name="Courier New" fo:language="pl" fo:country="PL" style:font-name-complex="Courier New"/>
    </style:style>
    <style:style style:name="T48" style:family="text">
      <style:text-properties style:font-name-complex="Courier New"/>
    </style:style>
    <style:style style:name="T49" style:family="text">
      <style:text-properties fo:color="#ff0000" style:font-name="Courier New" fo:language="pl" fo:country="PL" style:font-name-complex="Courier CE"/>
    </style:style>
    <style:style style:name="T50" style:family="text">
      <style:text-properties fo:font-size="10pt" style:font-size-asian="10pt"/>
    </style:style>
    <style:style style:name="T5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6. </text:span><text:span text:style-name="T2">Å</text:span><text:span text:style-name="T4">ulgi to Aradmu 3 (</text:span><text:span text:style-name="T2">Å</text:span><text:span text:style-name="T4">Ar3, 3.1.61, RCU 16) </text:span></text:p>
      <text:p text:style-name="P29"/>
      <text:h text:style-name="P11" text:outline-level="1">Composite Text</text:h>
      <text:p text:style-name="P5"/>
      <text:p text:style-name="P3"><text:span text:style-name="T3">1. <text:tab/></text:span><text:span text:style-name="T27">I</text:span><text:span text:style-name="T1">á</text:span><text:span text:style-name="T3">rad-mu-ra </text:span><text:span text:style-name="T1">ù</text:span><text:span text:style-name="T3">-na-a-dug</text:span><text:span text:style-name="T37">4</text:span></text:p>
      <text:p text:style-name="P3"><text:span text:style-name="T3">2. <text:tab/></text:span><text:span text:style-name="T27">Id</text:span><text:span text:style-name="T1">å</text:span><text:span text:style-name="T3">ul-gi lugal-zu na-ab-b</text:span><text:span text:style-name="T1">é</text:span><text:span text:style-name="T3">-a</text:span></text:p>
      <text:p text:style-name="P3"><text:span text:style-name="T3">3. <text:tab/>u</text:span><text:span text:style-name="T37">4</text:span><text:span text:style-name="T27">? I</text:span><text:span text:style-name="T3">a-ba-an-da-s</text:span><text:span text:style-name="T1">á</text:span><text:span text:style-name="T3"> ugula </text:span><text:span text:style-name="T1">é</text:span><text:span text:style-name="T3">ren zú-ke</text:span><text:span text:style-name="T1">å</text:span><text:span text:style-name="T3">da</text:span></text:p>
      <text:p text:style-name="P3"><text:span text:style-name="T3">4. <text:tab/>[x] </text:span><text:span text:style-name="T1">ù</text:span><text:span text:style-name="T3">-na-a-dug</text:span><text:span text:style-name="T37">4</text:span><text:span text:style-name="T3">-bi </text:span><text:span text:style-name="T1">å</text:span><text:span text:style-name="T3">u-ni mu-un-tak</text:span><text:span text:style-name="T37">4</text:span><text:span text:style-name="T3">-a</text:span></text:p>
      <text:p text:style-name="P13"><text:span text:style-name="T12">5. <text:tab/>[x x]-åè</text:span><text:span text:style-name="T32">?</text:span><text:span text:style-name="T12"> dugud(-)RI-dè NIR-da </text:span><text:span text:style-name="T8">í</text:span><text:span text:style-name="T12">l-la-zu hu-mu-un-</text:span><text:span text:style-name="T8">å</text:span><text:span text:style-name="T12">i-in-gi</text:span></text:p>
      <text:p text:style-name="P26"><text:span text:style-name="T3">6. <text:tab/>a-na-a</text:span><text:span text:style-name="T1">å</text:span><text:span text:style-name="T3">-</text:span><text:span text:style-name="T1">à</text:span><text:span text:style-name="T3">m </text:span><text:span text:style-name="T1">é</text:span><text:span text:style-name="T3">ren-bi-ta mu-un-zi-zi</text:span></text:p>
      <text:p text:style-name="P3"><text:span text:style-name="T3">7. <text:tab/>en-nu-ùÑ-Ñ</text:span><text:span text:style-name="T1">á</text:span><text:span text:style-name="T3"> mu-ni-in-ku</text:span><text:span text:style-name="T37">4</text:span><text:span text:style-name="T3"> </text:span></text:p>
      <text:p text:style-name="P3"><text:span text:style-name="T3">8. <text:tab/>[sag</text:span><text:span text:style-name="T28">?</text:span><text:span text:style-name="T3"> ba]-e-t</text:span><text:span text:style-name="T1">ù</text:span><text:span text:style-name="T3">m-t</text:span><text:span text:style-name="T1">ù</text:span><text:span text:style-name="T3">m-ma NIR-da </text:span><text:span text:style-name="T1">åà</text:span><text:span text:style-name="T3">-zu-a ba-e-</text:span><text:span text:style-name="T1">å</text:span><text:span text:style-name="T3">i-</text:span><text:span text:style-name="T1">í</text:span><text:span text:style-name="T3">l-la</text:span></text:p>
      <text:p text:style-name="P3"><text:span text:style-name="T3">9. <text:tab/>[lú] kúr-ra ba-ra-</text:span><text:span text:style-name="T1">è</text:span><text:span text:style-name="T3">-a </text:span><text:span text:style-name="T1">é</text:span><text:span text:style-name="T3">ren-bi-ta gi</text:span><text:span text:style-name="T37">4</text:span><text:span text:style-name="T3">-gi</text:span><text:span text:style-name="T37">4</text:span><text:span text:style-name="T3">-mu-un-na-ab</text:span></text:p>
      <text:p text:style-name="P13"><text:span text:style-name="T12">10. <text:tab/>[x (x) ur]-</text:span><text:span text:style-name="T32">d</text:span><text:span text:style-name="T12">namma a-a ugu-Ñu</text:span><text:span text:style-name="T38">10</text:span><text:span text:style-name="T12">-ta</text:span></text:p>
      <text:p text:style-name="P3"><text:span text:style-name="T3">11. <text:tab/>[x x]x-ra ha-ra-an-kalag </text:span><text:span text:style-name="T25">š</text:span><text:span text:style-name="T3">u</text:span><text:span text:style-name="T27">?</text:span><text:span text:style-name="T3"> x-nam</text:span></text:p>
      <text:p text:style-name="P7">12. <text:tab/>[x x]-bi ba-ab-Ñar-re-en-a</text:p>
      <text:p text:style-name="P17">13. <text:tab/>x x-bi/ga-åè ha-ra-an-kalag x-nam ha-ba-zu-zu</text:p>
      <text:p text:style-name="P3"><text:span text:style-name="T3">14. <text:tab/>u</text:span><text:span text:style-name="T37">4</text:span><text:span text:style-name="T3"> </text:span><text:span text:style-name="T1">ù</text:span><text:span text:style-name="T3">-na-a-dug</text:span><text:span text:style-name="T37">4</text:span><text:span text:style-name="T3">-mu </text:span><text:span text:style-name="T1">å</text:span><text:span text:style-name="T3">u-ni </text:span><text:span text:style-name="T1">å</text:span><text:span text:style-name="T3">u tag</text:span><text:span text:style-name="T37">4</text:span></text:p>
      <text:p text:style-name="P3"><text:span text:style-name="T3">15. <text:tab/></text:span><text:span text:style-name="T1">é</text:span><text:span text:style-name="T3">ren-bi-</text:span><text:span text:style-name="T1">åè</text:span><text:span text:style-name="T3"> gi</text:span><text:span text:style-name="T37">4</text:span><text:span text:style-name="T3">-gi</text:span><text:span text:style-name="T37">4</text:span><text:span text:style-name="T3">-mu-un-na-ab </text:span></text:p>
      <text:p text:style-name="P3"><text:span text:style-name="T3">16. <text:tab/>[…]-bi sa</text:span><text:span text:style-name="T37">6</text:span><text:span text:style-name="T3">-ga-zu p</text:span><text:span text:style-name="T1">à</text:span><text:span text:style-name="T3">d-d</text:span><text:span text:style-name="T1">è</text:span><text:span text:style-name="T3"> </text:span></text:p>
      <text:p text:style-name="P3"><text:span text:style-name="T3">17. <text:tab/>uru</text:span><text:span text:style-name="T27">?ki</text:span><text:span text:style-name="T3">-bi nam-ba-an-pe-el-le-en</text:span></text:p>
      <text:p text:style-name="P3"><text:span text:style-name="T3">18. <text:tab/>nam-gur</text:span><text:span text:style-name="T37">4</text:span><text:span text:style-name="T3">-bi </text:span><text:span text:style-name="T1">é</text:span><text:span text:style-name="T3">ren-bi-</text:span><text:span text:style-name="T1">åè</text:span><text:span text:style-name="T3"> n</text:span><text:span text:style-name="T1">í</text:span><text:span text:style-name="T3">Ñ mu-ra-ab-dug</text:span><text:span text:style-name="T37">4</text:span></text:p>
      <text:p text:style-name="P3"><text:span text:style-name="T3">19. <text:tab/>ki-saÑ-Ñ</text:span><text:span text:style-name="T1">á</text:span><text:span text:style-name="T3">l-la igi-zu-</text:span><text:span text:style-name="T1">åè</text:span><text:span text:style-name="T3"> </text:span><text:span text:style-name="T27">Ñi</text:span><text:span text:style-name="T26">å</text:span><text:span text:style-name="T3">gu-za-àm ha-ra-ab-dúr-d</text:span><text:span text:style-name="T1">è</text:span><text:span text:style-name="T3">-en</text:span></text:p>
      <text:p text:style-name="P28">20. <text:tab/>a-ma-ru-kam</text:p>
      <text:p text:style-name="P19"/>
      <text:p text:style-name="P24"><text:span text:style-name="T30">1 </text:span><text:span text:style-name="T7">Speak to Aradmu, </text:span><text:span text:style-name="T30">2 </text:span><text:span text:style-name="T7">saying (the words) of </text:span><text:span text:style-name="T42">Š</text:span><text:span text:style-name="T7">ulgi, your king: </text:span></text:p>
      <text:p text:style-name="P24"><text:soft-page-break/><text:span text:style-name="T31">3 </text:span><text:span text:style-name="T8">When Abaindasa, captain of the armed forces, </text:span><text:span text:style-name="T31">4 </text:span><text:span text:style-name="T8">sent that letter (to me/you) </text:span><text:span text:style-name="T31">5 </text:span><text:span text:style-name="T8">… important… so that he </text:span><text:span text:style-name="T14">could</text:span><text:span text:style-name="T8"> </text:span><text:span text:style-name="T14">confirm</text:span><text:span text:style-name="T8"> the punishment that you imposed on him. </text:span><text:span text:style-name="T31">6 </text:span><text:span text:style-name="T8">Why did you remove him from that regiment </text:span><text:span text:style-name="T31">7 </text:span><text:span text:style-name="T8">and throw him in prison? </text:span><text:span text:style-name="T31">8 </text:span><text:span text:style-name="T8">Having reduced the punishment that you had imposed by your own volition, </text:span><text:span text:style-name="T31">9 </text:span><text:span text:style-name="T8">now that the enemy is coming against you, reinstate him into that regiment! </text:span></text:p>
      <text:p text:style-name="P24"><text:span text:style-name="T31">10 </text:span><text:span text:style-name="T8">[</text:span><text:span text:style-name="T14">By the order of</text:span><text:span text:style-name="T8">] Ur-Namma, the father who begot me, </text:span><text:span text:style-name="T31">11 </text:span><text:span text:style-name="T8">… fortress … </text:span><text:span text:style-name="T31">12 </text:span><text:span text:style-name="T8">…I/ you establish/appoint… </text:span><text:span text:style-name="T31">13 </text:span><text:span text:style-name="T8">…fortress … </text:span><text:span text:style-name="T31">14</text:span><text:span text:style-name="T8">As soon as my letter concerning him has been sent, </text:span><text:span text:style-name="T31">15 </text:span><text:span text:style-name="T8">reinstate him into that regiment! </text:span><text:span text:style-name="T31">16</text:span><text:span text:style-name="T8"> … </text:span><text:span text:style-name="T31">17 </text:span><text:span text:style-name="T8">You must not diminish (the importance) of that city: </text:span><text:span text:style-name="T31">18 </text:span><text:span text:style-name="T8">its importance to that regiment is something that has (already) has been explained to you, </text:span><text:span text:style-name="T31">19 </text:span><text:span text:style-name="T8">so you should install him in a stronghold before you as if on a throne! </text:span><text:span text:style-name="T31">20 </text:span><text:span text:style-name="T8">It is urgent!</text:span></text:p>
      <text:p text:style-name="P16"/>
      <text:p text:style-name="P1">Sources<text:line-break/></text:p>
      <text:p text:style-name="P4"><text:span text:style-name="T1">N1 = </text:span><text:span text:style-name="T3">Ni. 9702 (</text:span><text:span text:style-name="T5">ISET</text:span><text:span text:style-name="T3"> 2 122) i 1’–10’ <text:tab/>9–20</text:span></text:p>
      <text:p text:style-name="P4"><text:span text:style-name="T1">X1 = Ashm 1922-163 (</text:span><text:span text:style-name="T20">OECT</text:span><text:span text:style-name="T1"> 5 26)<text:tab/>1–20</text:span></text:p>
      <text:p text:style-name="P6"/>
      <text:p text:style-name="P2"><text:span text:style-name="T1">X1 has deteriorated since it was copied and since I first collated it in 1985.</text:span><text:span text:style-name="Footnote_20_Symbol"><text:span text:style-name="T1"><text:note text:id="ftn1" text:note-class="footnote"><text:note-citation>1</text:note-citation><text:note-body><text:p text:style-name="Footnote"><text:s/>Much of the decay has affected the upper part of the reverse. The current state of the tablet can be seen on the digital photographs included here that were kindly supplied by E. Robson; a scan of an older museum photograph is included for comparison. Then transliteration is based on the earlier state. </text:p></text:note-body></text:note></text:span></text:span><text:span text:style-name="T1"> </text:span></text:p>
      <text:p text:style-name="P6">Tablet typology: Prism: N1, Type III: X1.</text:p>
      <text:p text:style-name="P6"/>
      <text:p text:style-name="P2"><text:span text:style-name="T21">Bibliography</text:span><text:span text:style-name="T1">: Edition: S. N. Kramer, </text:span><text:span text:style-name="T20">OECT </text:span><text:span text:style-name="T1">5 13–14.</text:span></text:p>
      <text:p text:style-name="P6"/>
      <text:p text:style-name="P12"><text:span text:style-name="T45">Textua</text:span><text:span text:style-name="T45">l Matrix</text:span></text:p>
      <text:p text:style-name="P18"/>
      <text:p text:style-name="P2"><text:span text:style-name="T47">1. <text:s/>X1 <text:s/></text:span><text:span text:style-name="T33">≠</text:span><text:span text:style-name="T34">I</text:span><text:span text:style-name="T26"></text:span><text:span text:style-name="T47">árad-mu-ra ù-na-a-dug</text:span><text:span text:style-name="T40">4</text:span></text:p>
      <text:p text:style-name="P2"><text:span text:style-name="T47">2. <text:s/>X1 <text:s/></text:span><text:span text:style-name="T33">≠</text:span><text:span text:style-name="T34">I</text:span><text:span text:style-name="T26"></text:span><text:span text:style-name="T34">d</text:span><text:span text:style-name="T47">šul-gi lugal-zu na-ab-bé-a</text:span></text:p>
      <text:p text:style-name="P2"><text:soft-page-break/><text:span text:style-name="T47">3. <text:s/>X1 <text:s/></text:span><text:span text:style-name="T22">≠</text:span><text:span text:style-name="T47">u</text:span><text:span text:style-name="T40">4</text:span><text:span text:style-name="T35">?</text:span><text:span text:style-name="T1"></text:span><text:span text:style-name="T47"> </text:span><text:span text:style-name="T34">I</text:span><text:span text:style-name="T47">a-ba-an-</text:span><text:span text:style-name="T6">≠</text:span><text:span text:style-name="T47">da</text:span><text:span text:style-name="T3"></text:span><text:span text:style-name="T47">-sá ugula éren zú-kešda</text:span></text:p>
      <text:p text:style-name="P2"><text:span text:style-name="T47">4. <text:s/>X1 <text:s/>[x] </text:span><text:span text:style-name="T22">≠</text:span><text:span text:style-name="T47">ù</text:span><text:span text:style-name="T1"></text:span><text:span text:style-name="T47">-na-a-dug</text:span><text:span text:style-name="T40">4</text:span><text:span text:style-name="T47">-bi šu-ni mu-un-tak</text:span><text:span text:style-name="T40">4</text:span><text:span text:style-name="T47">-a</text:span></text:p>
      <text:p text:style-name="P2"><text:span text:style-name="T47">5. <text:s/>X1 <text:s/>[x x]-šè</text:span><text:span text:style-name="T29"></text:span><text:span text:style-name="T47"> dugud(-)RI-</text:span><text:span text:style-name="T22">≠</text:span><text:span text:style-name="T47">dè</text:span><text:span text:style-name="T3"></text:span><text:span text:style-name="T47"> NIR-</text:span><text:span text:style-name="T22">≠</text:span><text:span text:style-name="T47">da</text:span><text:span text:style-name="T3"></text:span><text:span text:style-name="T47"> íl-la-zu hu-mu-un-ši-in-gi</text:span></text:p>
      <text:p text:style-name="P25"><text:span text:style-name="T47">6. <text:s/>X1 <text:s/>[a-n]a-</text:span><text:span text:style-name="T22">≠</text:span><text:span text:style-name="T47">aš</text:span><text:span text:style-name="T1"></text:span><text:span text:style-name="T47">-àm éren-bi-ta mu-un-zi-zi</text:span></text:p>
      <text:p text:style-name="P2"><text:span text:style-name="T47">7. <text:s/>X1 <text:s/>[e]n-</text:span><text:span text:style-name="T22">≠</text:span><text:span text:style-name="T47">nu</text:span><text:span text:style-name="T3"></text:span><text:span text:style-name="T47">-ù</text:span><text:span text:style-name="T49">ğ</text:span><text:span text:style-name="T47">-</text:span><text:span text:style-name="T49">ğ</text:span><text:span text:style-name="T47">á mu-ni-in-ku</text:span><text:span text:style-name="T40">4</text:span><text:span text:style-name="T47"> <text:s text:c="5"/></text:span></text:p>
      <text:p text:style-name="P2"><text:span text:style-name="T47">8. <text:s/>X1 <text:s/>[sag</text:span><text:span text:style-name="T29"></text:span><text:span text:style-name="T47"> ba]-e-tùm-tùm-ma NIR-da šà-zu-a ba-e-ši-íl-la</text:span></text:p>
      <text:p text:style-name="P9"/>
      <text:p text:style-name="P2"><text:span text:style-name="T47">9. <text:s/>[lú] kúr-ra ba-ra-è-a éren-bi-ta gi</text:span><text:span text:style-name="T40">4</text:span><text:span text:style-name="T47">-gi</text:span><text:span text:style-name="T40">4</text:span><text:span text:style-name="T47">-mu-un-na-ab</text:span></text:p>
      <text:p text:style-name="P12"><text:span text:style-name="T41">N1 <text:s/>o <text:s text:c="4"/>o <text:s text:c="3"/>o o <text:s/>o <text:s/>o o o <text:s text:c="3"/>o <text:s/>o <text:s/>o <text:s text:c="2"/>. <text:s/>. <text:s/>o <text:s/>o </text:span><text:span text:style-name="T41"><text:s text:c="2"/>o</text:span></text:p>
      <text:p text:style-name="P14">X1 <text:s/>o <text:s text:c="4"/>. <text:s text:c="3"/>+ . <text:s/>. <text:s/>. . + <text:s text:c="3"/>+ <text:s/>+ <text:s/>. <text:s text:c="2"/>. <text:s/>o <text:s/>. <text:s/>+ <text:s text:c="2"/>+</text:p>
      <text:p text:style-name="P22"><text:s text:c="3"/></text:p>
      <text:p text:style-name="P2"><text:span text:style-name="T47">10. [x (x) ur]-</text:span><text:span text:style-name="T34">d</text:span><text:span text:style-name="T47">namma a-a ugu-</text:span><text:span text:style-name="T49">ğ</text:span><text:span text:style-name="T47">u</text:span><text:span text:style-name="T40">10</text:span><text:span text:style-name="T47">-ta</text:span></text:p>
      <text:p text:style-name="P9">N1 <text:s/>o <text:s text:c="2"/>o <text:s text:c="2"/>o <text:s/>. <text:s/>+ <text:s text:c="2"/>+ + <text:s/>+ <text:s/>. <text:s text:c="2"/>o</text:p>
      <text:p text:style-name="P9">X1 <text:s/>o <text:s text:c="2"/>o <text:s text:c="2"/>o <text:s/>. <text:s/>. <text:s text:c="2"/>o o <text:s/>+ <text:s/>+ <text:s text:c="2"/>+</text:p>
      <text:p text:style-name="P9"/>
      <text:p text:style-name="P2"><text:span text:style-name="T47">11. [x x]x-ra ha-ra-an-kal</text:span><text:span text:style-name="T47">ag šu</text:span><text:span text:style-name="T34">?</text:span><text:span text:style-name="T47"> x-nam</text:span></text:p>
      <text:p text:style-name="P30">N1 <text:s/>[ <text:s text:c="2"/>]x + <text:s/>+ <text:s/>+ <text:s/>- <text:s/>. <text:s text:c="4"/>. <text:s text:c="2"/>x <text:s/>o</text:p>
      <text:p text:style-name="P2"><text:span text:style-name="T47">X1 <text:s/>o <text:s/>o o o <text:s/>o <text:s/>. <text:s/>+ <text:s/>+ <text:s text:c="4"/>o <text:s text:c="2"/>o <text:s/>.</text:span><text:span text:style-name="Footnote_20_Symbol"><text:span text:style-name="T46"><text:note text:id="ftn2" text:note-class="footnote"><text:note-citation>2</text:note-citation><text:note-body><text:p text:style-name="Standard"><text:span text:style-name="T50"><text:s/>Followed by the traces of a line on lower edge.</text:span></text:p></text:note-body></text:note></text:span></text:span><text:span text:style-name="T47"> </text:span></text:p>
      <text:p text:style-name="P9"/>
      <text:p text:style-name="P2"><text:span text:style-name="T47">12. [x x]-bi ba-ab-</text:span><text:span text:style-name="T49">ğ</text:span><text:span text:style-name="T47">ar-re-en-a</text:span></text:p>
      <text:p text:style-name="P9">N1 <text:s/>[ <text:s text:c="2"/>] + <text:s/>+ <text:s text:c="2"/>+ <text:s/>+ <text:s/>. <text:s/>. <text:s/>o</text:p>
      <text:p text:style-name="P9">X1 <text:s/>o <text:s/>o <text:s/>o <text:s/>o <text:s text:c="2"/>o <text:s/>. <text:s/>+ <text:s/>+ <text:s/>+</text:p>
      <text:p text:style-name="P9"/>
      <text:p text:style-name="P2"><text:span text:style-name="T47">13. x x-bi/ga-šè</text:span><text:span text:style-name="T6"></text:span><text:span text:style-name="T47">ha-ra-an-kalag x-nam ha-ba-zu-zu</text:span></text:p>
      <text:p text:style-name="P9">N1 <text:s/>o x + <text:s text:c="4"/>+ <text:s/>+ <text:s/>+ <text:s/>- <text:s/>. <text:s text:c="3"/>o o <text:s text:c="2"/>+ <text:s/>+ <text:s/>o <text:s text:c="2"/>o <text:s/></text:p>
      <text:p text:style-name="P2"><text:span text:style-name="T47">X1 <text:s/>o o o <text:s text:c="4"/>. <text:s/>. <text:s/>. <text:s/>. <text:s/>o <text:s text:c="3"/>x . <text:s text:c="2"/>. <text:s/>+ <text:s/>+ <text:s text:c="2"/>.</text:span></text:p>
      <text:p text:style-name="P9"/>
      <text:p text:style-name="P2"><text:span text:style-name="T47">14. u</text:span><text:span text:style-name="T40">4</text:span><text:span text:style-name="T47"> ù-na-a-dug</text:span><text:span text:style-name="T40">4</text:span><text:span text:style-name="T47">-</text:span><text:span text:style-name="T49">ğ</text:span><text:span text:style-name="T47">u</text:span><text:span text:style-name="T40">10</text:span><text:span text:style-name="T47"> šu-ni šu tag</text:span><text:span text:style-name="T40">4</text:span></text:p>
      <text:p text:style-name="P9"><text:soft-page-break/>N1 <text:s/>+ <text:s/>+ + <text:s/>- + <text:s text:c="2"/>+ <text:s text:c="2"/>ab o <text:s text:c="2"/>o <text:s text:c="2"/>o <text:s/></text:p>
      <text:p text:style-name="P2"><text:span text:style-name="T47">X1 <text:s/>o <text:s/>. + <text:s/>+ + <text:s text:c="2"/>+ <text:s text:c="3"/>+ + <text:s text:c="2"/>+ <text:s text:c="2"/>+</text:span><text:span text:style-name="Footnote_20_Symbol"><text:span text:style-name="T46"><text:note text:id="ftn3" text:note-class="footnote"><text:note-citation>3</text:note-citation><text:note-body><text:p text:style-name="Footnote"><text:s/>T<text:span text:style-name="T48">here had to be half a line of text before this in X1.</text:span></text:p></text:note-body></text:note></text:span></text:span><text:span text:style-name="T47"> </text:span></text:p>
      <text:p text:style-name="P9"/>
      <text:p text:style-name="P2"><text:span text:style-name="T47">15. éren-bi-šè gi</text:span><text:span text:style-name="T40">4</text:span><text:span text:style-name="T47">-gi</text:span><text:span text:style-name="T40">4</text:span><text:span text:style-name="T47">-mu-un-na-ab </text:span></text:p>
      <text:p text:style-name="P9">N1 <text:s/>+ <text:s text:c="3"/>+ <text:s/>+ <text:s text:c="2"/>+ <text:s/>. <text:s text:c="2"/>o <text:s/>o <text:s/>o <text:s/>o</text:p>
      <text:p text:style-name="P2"><text:span text:style-name="T47">X1 <text:s/>. <text:s text:c="3"/>. <text:s/>. <text:s text:c="2"/>+ <text:s/>+ <text:s text:c="2"/>+ <text:s/>+ <text:s/>+ <text:s/>+</text:span><text:span text:style-name="Footnote_20_Symbol"><text:span text:style-name="T46"><text:note text:id="ftn4" text:note-class="footnote"><text:note-citation>4</text:note-citation><text:note-body><text:p text:style-name="Footnote"><text:s text:c="2"/>As in the line above, in X1 this version had words at the beginning of this line that are not present in N1<text:span text:style-name="T48">.</text:span></text:p></text:note-body></text:note></text:span></text:span></text:p>
      <text:p text:style-name="P2"><text:span text:style-name="T47">16. [...]-bi sa</text:span><text:span text:style-name="T40">6</text:span><text:span text:style-name="T47">-ga-zu pàd-dè </text:span></text:p>
      <text:p text:style-name="P8">N1 <text:s/>Omits or on previous line.</text:p>
      <text:p text:style-name="P9">X1 <text:s/>[...] . <text:s/>. <text:s text:c="2"/>. <text:s/>. <text:s/>. <text:s text:c="2"/>+</text:p>
      <text:p text:style-name="P9"/>
      <text:p text:style-name="P2"><text:span text:style-name="T47">17. uru</text:span><text:span text:style-name="T34">?ki</text:span><text:span text:style-name="T47">-bi nam-ba-an-pe-el-le-en</text:span></text:p>
      <text:p text:style-name="P2"><text:span text:style-name="T47">N1 <text:s/>.</text:span><text:span text:style-name="T34">? </text:span><text:span text:style-name="T47"><text:s/>+ <text:s/>+ <text:s/>+ <text:s text:c="2"/>+ <text:s/>+ <text:s/>+ <text:s/>+ <text:s/>. <text:s/>o</text:span></text:p>
      <text:p text:style-name="P9">X1 <text:s/>o <text:s/>o <text:s/>o <text:s/>o <text:s text:c="2"/>o <text:s/>o <text:s/>o <text:s/>. <text:s/>. <text:s/>+ </text:p>
      <text:p text:style-name="P9"/>
      <text:p text:style-name="P2"><text:span text:style-name="T47">18. nam-gur</text:span><text:span text:style-name="T40">4</text:span><text:span text:style-name="T47">-bi éren-bi-šè ní</text:span><text:span text:style-name="T49">ğ</text:span><text:span text:style-name="T47"> mu-ra-ab-dug</text:span><text:span text:style-name="T40">4</text:span></text:p>
      <text:p text:style-name="P2"><text:span text:style-name="T47">N1 <text:s/>+ <text:s text:c="2"/>+ <text:s text:c="3"/>+ <text:s/>+ <text:s text:c="3"/>+ <text:s/>+ <text:s/>x <text:s text:c="2"/>o</text:span><text:span text:style-name="T34"> </text:span><text:span text:style-name="T47"><text:s text:c="2"/>o <text:s/>o <text:s text:c="2"/>o</text:span></text:p>
      <text:p text:style-name="P9">X1 <text:s/>o <text:s text:c="2"/>o <text:s text:c="3"/>o <text:s/>o <text:s text:c="3"/>. <text:s/>. <text:s/>+ <text:s text:c="2"/>. <text:s text:c="2"/>. <text:s/>+ <text:s text:c="2"/>+</text:p>
      <text:p text:style-name="P9"/>
      <text:p text:style-name="P2"><text:span text:style-name="T47">19. ki-sa</text:span><text:span text:style-name="T49">ğ</text:span><text:span text:style-name="T47">- <text:s text:c="2"/></text:span><text:span text:style-name="T49">ğ</text:span><text:span text:style-name="T47">ál-la igi-zu-šè </text:span><text:span text:style-name="T36">_</text:span><text:span text:style-name="T34">iš</text:span><text:span text:style-name="T47">gu-za-àm ha-ra-ab-dúr-dè-en</text:span></text:p>
      <text:p text:style-name="P9">N1 <text:s/>+ <text:s text:c="2"/>+ <text:s/>ki + <text:s text:c="2"/>+ <text:s/>+ <text:s text:c="2"/>. <text:s/>o <text:s/>+ + <text:s/>+ <text:s/>+ <text:s/>h[é]o o <text:s/>o <text:s text:c="2"/>o <text:s/>o</text:p>
      <text:p text:style-name="P2"><text:span text:style-name="T46">X1 <text:s/>o <text:s text:c="2"/>. <text:s text:c="4"/>. <text:s text:c="2"/>o <text:s/>. <text:s text:c="2"/>. <text:s/>+ <text:s/>+ . <text:s/>. <text:s/>- <text:s/>. <text:s/>. <text:s/>+ <text:s/>+ <text:s text:c="2"/>+ <text:s/>+</text:span></text:p>
      <text:p text:style-name="P8"/>
      <text:p text:style-name="P25"><text:span text:style-name="T46">20. [a]-ma-ru-kam</text:span></text:p>
      <text:p text:style-name="P8">N1 <text:s/>omits or on previous line.</text:p>
      <text:p text:style-name="P2"><text:span text:style-name="T46">X1 <text:s/>o <text:s text:c="2"/>. <text:s text:c="2"/>+ <text:s text:c="2"/>+</text:span></text:p>
      <text:p text:style-name="P21"/>
      <text:p text:style-name="P12"><text:span text:style-name="T7">In N1 followed by </text:span><text:span text:style-name="T9">ArÅ3 (7). </text:span></text:p>
      <text:p text:style-name="P15"/>
      <text:p text:style-name="P12"><text:span text:style-name="T7">Colophon D (X1)</text:span><text:span text:style-name="T17"> </text:span></text:p>
      <text:p text:style-name="P20"><text:soft-page-break/></text:p>
      <text:p text:style-name="P23">Commentary</text:p>
      <text:p text:style-name="P15"/>
      <text:p text:style-name="P12"><text:span text:style-name="T7">The reconstruction of this letter is highly tentative, and there may be less harmony between the two sources than meets the eye. X1 has more of the text than N1 but is an inferior manuscript with many errors. The difficulties are compounded by the current state of preservation of the former, which has deteriorated markedly since O. R. Gurney made his copy, especially on the reverse. The translation offered here is highly provisional, and everything is subject to revision. The pronominal elements in verbal forms are difficult, and third person may be used when first person is intended; therefore </text:span><text:span text:style-name="T19">éren-bi</text:span><text:span text:style-name="T7"> may have to be rendered as “his regiment,” rather than as “that regiment.” It is possible that this and </text:span><text:span text:style-name="T42">Š</text:span><text:span text:style-name="T7">Ar2 (letter 5) are variant recensions of the same letter.</text:span></text:p>
      <text:p text:style-name="P15"/>
      <text:p text:style-name="P12"><text:span text:style-name="T18">4</text:span><text:span text:style-name="T7">/</text:span><text:span text:style-name="T18">14</text:span><text:span text:style-name="T7">. </text:span><text:span text:style-name="T19">åu…tak</text:span><text:span text:style-name="T39">4</text:span><text:span text:style-name="T7">, “to dispatch,” discussed by M. Civil,</text:span><text:span text:style-name="T15"> AuOr </text:span><text:span text:style-name="T7">8 (1990) 109–11, is used regularly in­ administrative letters but not in literary ones. The only other occurrence is in letter SEpM 4: 4, together with </text:span><text:span text:style-name="T19">ù-na-dug</text:span><text:span text:style-name="T39">4</text:span><text:span text:style-name="T7">. The unreliable source X1 has the form </text:span><text:span text:style-name="T19">åu-ni åu-tak</text:span><text:span text:style-name="T39">4</text:span><text:span text:style-name="T7"> in line 14 but this is hardly correct; N1 clearly had something else but only the sign </text:span><text:span text:style-name="T19">ab-</text:span><text:span text:style-name="T7"> is preserved.</text:span></text:p>
      <text:p text:style-name="P15"/>
      <text:p text:style-name="P12"><text:span text:style-name="T18">5/8.</text:span><text:span text:style-name="T7"> </text:span><text:span text:style-name="T19">NIR-da</text:span><text:span text:style-name="T7">, read either </text:span><text:span text:style-name="T19">nir-da</text:span><text:span text:style-name="T7"> or </text:span><text:span text:style-name="T19">åer</text:span><text:span text:style-name="T39">7</text:span><text:span text:style-name="T19">-da</text:span><text:span text:style-name="T7">, has been ­vigorously discussed, most recently by M. Civil, </text:span><text:span text:style-name="T13">FS</text:span><text:span text:style-name="T7"> </text:span><text:span text:style-name="T13">Hallo </text:span><text:span text:style-name="T7">75–78, who­ argues for the meaning “capital offense.” The use of this noun with the verb </text:span><text:span text:style-name="T19">íl</text:span><text:span text:style-name="T7"> is otherwise unattested in Sumerian but it may be a calque of Akkadian </text:span><text:span text:style-name="T15">åËrta naåû</text:span><text:span text:style-name="T7">, “to bear punishment,” or even of </text:span><text:span text:style-name="T15">åËrta emËdu</text:span><text:span text:style-name="T7">, “to impose punishment.” Compare perhaps </text:span><text:span text:style-name="T13">Åulgi Hymn B </text:span><text:span text:style-name="T7">229: </text:span><text:span text:style-name="T19">NIR-da sa</text:span><text:span text:style-name="T10">Ñ</text:span><text:span text:style-name="T19"> ì-túm-túm-gá ma-da gal-gal-</text:span><text:span text:style-name="T10">Ñ</text:span><text:span text:style-name="T19">á suhuå ma-ab-ge-en-ge-en,</text:span><text:span text:style-name="T11"> “</text:span><text:span text:style-name="T16">As I reduce punishments/offences</text:span><text:span text:style-name="T11">, I solidify the foundations of my great far-flung lands</text:span><text:span text:style-name="T7">.”</text:span></text:p>
      <text:p text:style-name="P15"/>
      <text:p text:style-name="P12"><text:soft-page-break/><text:span text:style-name="T17">5</text:span><text:span text:style-name="T7">. The sign before </text:span><text:span text:style-name="T11">dugud</text:span><text:span text:style-name="T7"> appears to be </text:span><text:span text:style-name="T11">-</text:span><text:span text:style-name="T19">åè</text:span><text:span text:style-name="T8"> but this is hardly certain. The interpretation of </text:span><text:span text:style-name="T11">dugud(-)RI-dè</text:span><text:span text:style-name="T8"> is problematical as there is no other evidence for /d</text:span><text:span text:style-name="T31">r</text:span><text:span text:style-name="T8">/ as the final consonant of the root.</text:span></text:p>
      <text:p text:style-name="P6"/>
      <text:p text:style-name="P2"><text:span text:style-name="T2">18</text:span><text:span text:style-name="T1">. The </text:span><text:span text:style-name="T24">ní</text:span><text:span text:style-name="T23">Ñ</text:span><text:span text:style-name="T1"> before the finite verb form, preserved only in X1, makes little sense, as one would expect the verb to be subordinated. One cannot be certain but the poor remains of the equivalent sign in N1 resemble </text:span><text:span text:style-name="T24">mu</text:span><text:span text:style-name="T1"> more than </text:span><text:span text:style-name="T24">ní</text:span><text:span text:style-name="T23">Ñ</text:span><text:span text:style-name="T1">.</text:span></text:p>
      <text:p text:style-name="P6"/>
      <text:p text:style-name="P2"><text:span text:style-name="T2">19</text:span><text:span text:style-name="T1">. The interpretation of this line, as well as the preceding ones, is highly conjectural, and admittedly makes little sense. The two sources are not in perfect harmony. For </text:span><text:span text:style-name="T24">ki-sa</text:span><text:span text:style-name="T23">Ñ</text:span><text:span text:style-name="T24">-</text:span><text:span text:style-name="T23">Ñ</text:span><text:span text:style-name="T24">ál</text:span><text:span text:style-name="T1">, possibly “secure place, stronghold,” see S. Tinney, </text:span><text:span text:style-name="T21">Nippur Lament</text:span><text:span text:style-name="T1"> 165. N1 has </text:span><text:span text:style-name="T24">ki-sa</text:span><text:span text:style-name="T23">Ñ</text:span><text:span text:style-name="T24">-ki(-)</text:span><text:span text:style-name="T23">Ñ</text:span><text:span text:style-name="T24">ál</text:span><text:span text:style-name="T1">, and therefore perhaps we should think of Izi C iii 12–13 [</text:span><text:span text:style-name="T21">MSL</text:span><text:span text:style-name="T1"> 13 177]): </text:span><text:span text:style-name="T24">ki-sa</text:span><text:span text:style-name="T23">Ñ</text:span><text:span text:style-name="T24">-ki</text:span><text:span text:style-name="T1"> = (</text:span><text:span text:style-name="T21">a-</text:span><text:span text:style-name="T44">š</text:span><text:span text:style-name="T21">ar</text:span><text:span text:style-name="T1">) […]</text:span><text:span text:style-name="T24">,ki-sa</text:span><text:span text:style-name="T23">Ñ</text:span><text:span text:style-name="T24">-ki</text:span><text:span text:style-name="T1"> = MIN </text:span><text:span text:style-name="T21">sak-ki-e</text:span><text:span text:style-name="T1">, “place of </text:span><text:span text:style-name="T20">s</text:span><text:span text:style-name="T1">.-rites:”</text:span></text:p>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ssyrianDictionary" svg:font-family="AssyrianDictionary" style:font-pitch="variable"/>
    <style:font-face style:name="Courier CE" svg:font-family="'Courier CE'" style:font-pitch="variable"/>
    <style:font-face style:name="Courier New" svg:font-family="'Courier New'" style:font-pitch="variable"/>
    <style:font-face style:name="Tahoma" svg:font-family="Tahoma" style:font-pitch="variable"/>
    <style:font-face style:name="AO Times New Roman" svg:font-family="'AO Times New Roman', Coc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Plain_20_Text" style:display-name="Plain Text" style:family="paragraph" style:parent-style-name="Standard">
      <style:text-properties style:font-name="Courier New"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propertie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font-size="12pt" fo:font-weight="bold" style:font-size-asian="12pt" style:font-weight-asian="bold" style:font-weight-complex="bold"/>
    </style:style>
    <style:style style:name="Plain_20_Text_20_Char" style:display-name="Plain Text Char" style:family="text" style:parent-style-name="Default_20_Paragraph_20_Font">
      <style:text-properties style:font-name="Courier New"/>
    </style:style>
    <style:style style:name="Body_20_Text_20_Char" style:display-name="Body Text Char" style:family="text" style:parent-style-name="Default_20_Paragraph_20_Font">
      <style:text-properties fo:font-size="12pt" fo:font-weight="bold" style:font-size-asian="12pt" style:font-weight-asian="bold" style:font-weight-complex="bold"/>
    </style:style>
    <style:style style:name="Header_20_Char" style:display-name="Header Char" style:family="text" style:parent-style-name="Default_20_Paragraph_20_Font">
      <style:text-properties fo:font-size="12pt" style:font-size-asian="12pt"/>
    </style:style>
    <style:style style:name="Footnote_20_Text_20_Char" style:display-name="Footnote Text Char" style:family="text" style:parent-style-name="Default_20_Paragraph_20_Font"/>
    <style:style style:name="Footer_20_Char" style:display-name="Footer Char" style:family="text" style:parent-style-name="Default_20_Paragraph_20_Font">
      <style:text-properties fo:font-size="12pt" style:font-size-asian="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5"><draw:text-box fo:min-height="0.1457in"><text:p text:style-name="Header"><text:span text:style-name="Page_20_Number"><text:page-number text:select-page="current">6</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7</dc:title>
    <meta:initial-creator>Piotr Michalowski</meta:initial-creator>
    <meta:creation-date>2008-11-14T10:18:00</meta:creation-date>
    <dc:creator>Piotr Michalowski</dc:creator>
    <dc:date>2009-10-28T12:42:00</dc:date>
    <meta:print-date>2009-08-23T18:20:00</meta:print-date>
    <meta:editing-cycles>102</meta:editing-cycles>
    <meta:editing-duration>PT03H24M00S</meta:editing-duration>
    <meta:document-statistic meta:table-count="0" meta:image-count="0" meta:object-count="0" meta:page-count="6" meta:paragraph-count="91" meta:word-count="1282" meta:character-count="6926"/>
    <meta:generator>OpenOffice.org/3.1$Unix OpenOffice.org_project/310m19$Build-9420</meta:generator>
  </office:meta>
</office:document-meta>
</file>